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8335in"/>
        </style:tab-stops>
      </style:paragraph-properties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3in" fo:margin-right="0in" fo:text-indent="0in" style:auto-text-indent="false"/>
    </style:style>
    <style:style style:name="P4" style:family="paragraph" style:parent-style-name="Standard">
      <style:paragraph-properties fo:margin-left="2.5in" fo:margin-right="0in" fo:text-indent="0.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3in" fo:margin-right="0in" fo:text-indent="0.5in" style:auto-text-indent="false"/>
    </style:style>
    <style:style style:name="P7" style:family="paragraph" style:parent-style-name="Standard">
      <style:paragraph-properties fo:margin-left="1.5in" fo:margin-right="0in" fo:text-indent="0.5in" style:auto-text-indent="false"/>
    </style:style>
    <style:style style:name="P8" style:family="paragraph" style:parent-style-name="Standard">
      <style:paragraph-properties fo:margin-left="2in" fo:margin-right="0in" fo:text-indent="0in" style:auto-text-indent="false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color="#002060"/>
    </style:style>
    <style:style style:name="T3" style:family="text">
      <style:text-properties fo:font-weight="bold" style:font-weight-asian="bold"/>
    </style:style>
    <style:style style:name="T4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. Blust</text:p>
      <text:p text:style-name="Standard">7/31/21</text:p>
      <text:p text:style-name="Standard"/>
      <text:p text:style-name="Standard">SAMPLE ADDTIONS TO THE AUSTRONESIAN COMPARATIVE DICTIONARY</text:p>
      <text:p text:style-name="Standard"/>
      <text:p text:style-name="Standard">PPH <text:tab/>*abus <text:tab/>to feel upset about s.t., brood over</text:p>
      <text:p text:style-name="Standard"><text:tab/>WMP</text:p>
      <text:p text:style-name="P2">Keley-i <text:tab/><text:tab/>abuh<text:span text:style-name="T1"><text:tab/><text:tab/></text:span>to be upset about something and complain (a person </text:p>
      <text:p text:style-name="P3">who is upset does not confront the person involved; instead, he complains to s.o. else)</text:p>
      <text:p text:style-name="P2">Mansaka <text:tab/><text:tab/>abos <text:tab/><text:tab/>to think continually about some difficulty; brood </text:p>
      <text:p text:style-name="P4">continually</text:p>
      <text:p text:style-name="P1">====================================================================</text:p>
      <text:p text:style-name="P1"/>
      <text:p text:style-name="P1">PPH<text:tab/>*agap <text:tab/>greedy</text:p>
      <text:p text:style-name="P1"><text:tab/>WMP</text:p>
      <text:p text:style-name="P1"><text:tab/>Botolan Sambal<text:span text:style-name="T1"><text:tab/></text:span>ágap <text:tab/><text:tab/>to covet or desire more</text:p>
      <text:p text:style-name="P1"><text:tab/>Binukid<text:tab/><text:tab/>agap <text:tab/><text:tab/><text:span text:style-name="T2">greedy (in taking or getting </text:span>something)</text:p>
      <text:p text:style-name="P1">====================================================================</text:p>
      <text:p text:style-name="Standard"/>
      <text:p text:style-name="Standard">PPH<text:tab/>*ag(e)páŋ <text:s text:c="2"/>rattan or bamboo strip used to measure, when weaving nets or baskets</text:p>
      <text:p text:style-name="Standard"><text:tab/>WMP</text:p>
      <text:p text:style-name="P2">Ilokano<text:tab/><text:tab/> agpáŋ <text:tab/><text:tab/>bamboo strip used in netting; a measure; standard; </text:p>
      <text:p text:style-name="P4">guidepost</text:p>
      <text:p text:style-name="P2">Tagalog<text:tab/><text:tab/> agpáŋ <text:tab/><text:tab/>exact; fitted; right</text:p>
      <text:p text:style-name="P2">Hanunóo<text:tab/><text:tab/> agpáŋ <text:tab/><text:tab/>a doubled strip of rattan held tightly around a strip </text:p>
      <text:p text:style-name="P4">of buri palm leaf which is being split for fine basket </text:p>
      <text:p text:style-name="P3">weaving (this helps the basketmaker in keeping the buri strips of even width)</text:p>
      <text:p text:style-name="P5">Cebuano<text:tab/><text:tab/> agpáŋ <text:tab/><text:tab/>a thin piece of bamboo, three or four inches in </text:p>
      <text:p text:style-name="P3">length, used to set the size of the hold in weaving fish nets</text:p>
      <text:p text:style-name="P6"/>
      <text:p text:style-name="P2">NOTE: This probably is not a Tagalog loan, as it refers to aspects of traditional </text:p>
      <text:p text:style-name="P2">culture that would have been universal among Austronesian speakers in the </text:p>
      <text:p text:style-name="P2">Philippines and many other places, and the Tagalog form lacks the specificity of </text:p>
      <text:p text:style-name="P2">the other glosses.</text:p>
      <text:p text:style-name="Standard">=====================================================================</text:p>
      <text:p text:style-name="Standard"/>
      <text:p text:style-name="P1">PPH <text:tab/>*agud <text:tab/>to moan, agonize</text:p>
      <text:p text:style-name="P1"><text:tab/>WMP</text:p>
      <text:p text:style-name="P1"><text:tab/>Botolan Sambal<text:tab/><text:span text:style-name="T3"> </text:span>ágol <text:tab/><text:tab/>to moan or agonize in pain</text:p>
      <text:p text:style-name="P1"><text:tab/>Mansaka<text:tab/><text:tab/> agod <text:tab/><text:tab/>to moan, to agonize (as a pig in pain)</text:p>
      <text:p text:style-name="Standard">=====================================================================</text:p>
      <text:p text:style-name="Standard"/>
      <text:p text:style-name="Standard">PPH<text:tab/>*ákay <text:tab/>to guide, direct the motion of someone or something, as a herd of animals</text:p>
      <text:p text:style-name="Standard"><text:soft-page-break/><text:tab/>WMP</text:p>
      <text:p text:style-name="P2">Ilokano<text:tab/><text:tab/>ákay <text:tab/><text:tab/>a herd</text:p>
      <text:p text:style-name="P7">akáy-en <text:tab/>to guide; to herd</text:p>
      <text:p text:style-name="P2">Pangasinan<text:tab/><text:tab/>ákay <text:tab/><text:tab/>to lead by the hand, guide</text:p>
      <text:p text:style-name="P2">Tagalog <text:tab/><text:tab/>ákay <text:tab/><text:tab/>led by the hand</text:p>
      <text:p text:style-name="P7">in-akáy<text:tab/><text:tab/>a young chick led by a hen</text:p>
      <text:p text:style-name="P8">um-ákay <text:tab/>to guide, direct or lead (in a moral or physical </text:p>
      <text:p text:style-name="P4">sense)</text:p>
      <text:p text:style-name="P2">Hanunóo <text:tab/><text:tab/>ákay <text:tab/><text:tab/>direction; guidance; aid; helping (someone) along</text:p>
      <text:p text:style-name="Standard"/>
      <text:p text:style-name="P2">NOTE: Possibly a Tagalog loan distribution, although the divergent semantics of </text:p>
      <text:p text:style-name="P5">the Ilokano form weighs against this interpretation.</text:p>
      <text:p text:style-name="Standard">=====================================================================</text:p>
      <text:p text:style-name="Standard"/>
      <text:p text:style-name="Standard">PMP<text:tab/>*laku<text:tab/>civet cat</text:p>
      <text:p text:style-name="Standard"><text:tab/>WMP</text:p>
      <text:p text:style-name="Standard"><text:tab/>Maranao<text:tab/><text:tab/>lako<text:tab/><text:tab/>wildcat</text:p>
      <text:p text:style-name="Standard"><text:tab/>Manobo (Western</text:p>
      <text:p text:style-name="Standard"><text:tab/>Bukidnon)<text:tab/><text:tab/>laku<text:tab/><text:tab/>a small dog-like animal</text:p>
      <text:p text:style-name="Standard"><text:tab/>Binukid<text:tab/><text:tab/>laku<text:tab/><text:tab/>small mammal of he feline family; civet cat</text:p>
      <text:p text:style-name="Standard"><text:tab/>CMP</text:p>
      <text:p text:style-name="Standard"><text:tab/>Rembong<text:tab/><text:tab/>laku<text:tab/><text:tab/>civet cat</text:p>
      <text:p text:style-name="Standard"><text:tab/>Tetun<text:tab/><text:tab/><text:tab/>laku<text:tab/><text:tab/>a small savage carnivorous four-legged animal</text:p>
      <text:p text:style-name="Standard"/>
      <text:p text:style-name="P5">NOTE: Reflexes of PMP *musaŋ, originally reconstructed by Dempwolff (1938), are found from northern Luzon to western Flores, and so imply that a lexical distinction was made between two types of civet cat, most likely a larger and a smaller variety, as these are distinguished in some languages (cf. Manggarai <text:span text:style-name="T1">kula </text:span>‘civet cat’, <text:span text:style-name="T1">kula</text:span> <text:span text:style-name="T1">mucaŋ</text:span> ‘large male civet cat’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z-Top_20_of_20_Form" style:display-name="z-Top of Form" style:family="paragraph" style:parent-style-name="Standard" style:nex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Bottom_20_of_20_Form" style:display-name="z-Bottom of Form" style:family="paragraph" style:parent-style-name="Standard" style:next-style-name="Standard">
      <style:paragraph-properties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enu-item-containe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0"><draw:text-box fo:min-height="0.0228in" fo:min-width="0in"><text:p text:style-name="Footer"><text:span text:style-name="Page_20_Number"><text:page-number text:select-page="current">2</text:page-number></text:span></text:p></draw:text-box></draw:frame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</dc:title>
    <dc:subject/>
    <meta:keyword/>
    <dc:description/>
    <meta:initial-creator>blust</meta:initial-creator>
    <meta:creation-date>2021-07-31T22:02:00</meta:creation-date>
    <dc:creator>Robert Blust</dc:creator>
    <dc:date>2021-07-31T22:52:00</dc:date>
    <meta:print-date>2012-03-03T16:58:00</meta:print-date>
    <meta:editing-cycles>7</meta:editing-cycles>
    <meta:editing-duration>PT48M</meta:editing-duration>
    <meta:document-statistic meta:table-count="0" meta:image-count="0" meta:object-count="0" meta:page-count="2" meta:paragraph-count="59" meta:word-count="426" meta:character-count="2876" meta:non-whitespace-character-count="2410"/>
    <meta:generator>LibreOffice/6.4.7.2$Linux_X86_64 LibreOffice_project/40$Build-2</meta:generator>
  </office:meta>
</office:document-meta>
</file>